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7.tmp" manifest:media-type="image/png"/>
  <manifest:file-entry manifest:full-path="media/image18.tmp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22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tmp" manifest:media-type="image/png"/>
  <manifest:file-entry manifest:full-path="media/image26.tmp" manifest:media-type="image/png"/>
  <manifest:file-entry manifest:full-path="media/image27.tmp" manifest:media-type="image/png"/>
  <manifest:file-entry manifest:full-path="media/image28.tmp" manifest:media-type="image/png"/>
  <manifest:file-entry manifest:full-path="media/image29.tmp" manifest:media-type="image/png"/>
  <manifest:file-entry manifest:full-path="media/image30.tmp" manifest:media-type="image/png"/>
  <manifest:file-entry manifest:full-path="media/image31.tmp" manifest:media-type="image/png"/>
  <manifest:file-entry manifest:full-path="media/image15.tmp" manifest:media-type="image/png"/>
  <manifest:file-entry manifest:full-path="media/image16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3.07335in" svg:height="3.46923in" style:rel-width="scale" style:rel-height="scale"><draw:image xlink:href="media/image1.tmp" xlink:type="simple" xlink:show="embed" xlink:actuate="onLoad"/><svg:title/><svg:desc>Uma imagem com captura de ecrã, texto, software, design

Descrição gerada automaticamente</svg:desc></draw:frame><draw:frame draw:style-name="a1" draw:name="Imagem 2" text:anchor-type="as-char" svg:x="0in" svg:y="0in" svg:width="2.60453in" svg:height="3.39631in" style:rel-width="scale" style:rel-height="scale"><draw:image xlink:href="media/image2.tmp" xlink:type="simple" xlink:show="embed" xlink:actuate="onLoad"/><svg:title/><svg:desc>Uma imagem com texto, captura de ecrã, software, design

Descrição gerada automaticamente</svg:desc></draw:frame></text:p>
      <text:p text:style-name="Normal"><draw:frame draw:style-name="a2" draw:name="Imagem 3" text:anchor-type="as-char" svg:x="0in" svg:y="0in" svg:width="3.52132in" svg:height="3.00042in" style:rel-width="scale" style:rel-height="scale"><draw:image xlink:href="media/image3.tmp" xlink:type="simple" xlink:show="embed" xlink:actuate="onLoad"/><svg:title/><svg:desc/></draw:frame></text:p>
      <text:soft-page-break/>
      <text:p text:style-name="Normal"><draw:frame draw:style-name="a3" draw:name="Imagem 4" text:anchor-type="as-char" svg:x="0in" svg:y="0in" svg:width="3.36505in" svg:height="3.02126in" style:rel-width="scale" style:rel-height="scale"><draw:image xlink:href="media/image4.tmp" xlink:type="simple" xlink:show="embed" xlink:actuate="onLoad"/><svg:title/><svg:desc>Uma imagem com texto, captura de ecrã, software, número

Descrição gerada automaticamente</svg:desc></draw:frame></text:p>
      <text:p text:style-name="Normal"><draw:frame draw:style-name="a4" draw:name="Imagem 5" text:anchor-type="as-char" svg:x="0in" svg:y="0in" svg:width="3.57342in" svg:height="3.06293in" style:rel-width="scale" style:rel-height="scale"><draw:image xlink:href="media/image5.tmp" xlink:type="simple" xlink:show="embed" xlink:actuate="onLoad"/><svg:title/><svg:desc>Uma imagem com texto, captura de ecrã, software, número

Descrição gerada automaticamente</svg:desc></draw:frame></text:p>
      <text:soft-page-break/>
      <text:p text:style-name="Normal"><draw:frame draw:style-name="a5" draw:name="Imagem 6" text:anchor-type="as-char" svg:x="0in" svg:y="0in" svg:width="5.90556in" svg:height="3.62292in" style:rel-width="scale" style:rel-height="scale"><draw:image xlink:href="media/image6.tmp" xlink:type="simple" xlink:show="embed" xlink:actuate="onLoad"/><svg:title/><svg:desc/></draw:frame></text:p>
      <text:p text:style-name="Normal">Ctrl + Shift + 6 para parar tradução</text:p>
      <text:p text:style-name="Normal"><draw:frame draw:style-name="a6" draw:name="Imagem 7" text:anchor-type="as-char" svg:x="0in" svg:y="0in" svg:width="5.90556in" svg:height="4.12778in" style:rel-width="scale" style:rel-height="scale"><draw:image xlink:href="media/image7.tmp" xlink:type="simple" xlink:show="embed" xlink:actuate="onLoad"/><svg:title/><svg:desc>Uma imagem com texto, captura de ecrã, Tipo de letra, documento

Descrição gerada automaticamente</svg:desc></draw:frame></text:p>
      <text:soft-page-break/>
      <text:p text:style-name="Normal"><draw:frame draw:style-name="a7" draw:name="Imagem 8" text:anchor-type="as-char" svg:x="0in" svg:y="0in" svg:width="5.90556in" svg:height="3.29167in" style:rel-width="scale" style:rel-height="scale"><draw:image xlink:href="media/image8.tmp" xlink:type="simple" xlink:show="embed" xlink:actuate="onLoad"/><svg:title/><svg:desc>Uma imagem com texto, captura de ecrã, Tipo de letra, documento

Descrição gerada automaticamente</svg:desc></draw:frame></text:p>
      <text:p text:style-name="Normal"><draw:frame draw:style-name="a8" draw:name="Imagem 9" text:anchor-type="as-char" svg:x="0in" svg:y="0in" svg:width="5.66746in" svg:height="5.7508in" style:rel-width="scale" style:rel-height="scale"><draw:image xlink:href="media/image9.tmp" xlink:type="simple" xlink:show="embed" xlink:actuate="onLoad"/><svg:title/><svg:desc>Uma imagem com texto, captura de ecrã, Tipo de letra, documento

Descrição gerada automaticamente</svg:desc></draw:frame></text:p>
      <text:soft-page-break/>
      <text:p text:style-name="Normal"><draw:frame draw:style-name="a9" draw:name="Imagem 10" text:anchor-type="as-char" svg:x="0in" svg:y="0in" svg:width="5.69871in" svg:height="5.56328in" style:rel-width="scale" style:rel-height="scale"><draw:image xlink:href="media/image10.tmp" xlink:type="simple" xlink:show="embed" xlink:actuate="onLoad"/><svg:title/><svg:desc>Uma imagem com texto, captura de ecrã, Tipo de letra, documento

Descrição gerada automaticamente</svg:desc></draw:frame><text:soft-page-break/><draw:frame draw:style-name="a10" draw:name="Imagem 11" text:anchor-type="as-char" svg:x="0in" svg:y="0in" svg:width="5.90556in" svg:height="4.45764in" style:rel-width="scale" style:rel-height="scale"><draw:image xlink:href="media/image11.tmp" xlink:type="simple" xlink:show="embed" xlink:actuate="onLoad"/><svg:title/><svg:desc>Uma imagem com texto, captura de ecrã, Tipo de letra, documento

Descrição gerada automaticamente</svg:desc></draw:frame></text:p>
      <text:p text:style-name="Normal"><draw:frame draw:style-name="a11" draw:name="Imagem 12" text:anchor-type="as-char" svg:x="0in" svg:y="0in" svg:width="5.60495in" svg:height="4.87568in" style:rel-width="scale" style:rel-height="scale"><draw:image xlink:href="media/image12.tmp" xlink:type="simple" xlink:show="embed" xlink:actuate="onLoad"/><svg:title/><svg:desc>Uma imagem com texto, captura de ecrã, Tipo de letra, documento

Descrição gerada automaticamente</svg:desc></draw:frame></text:p>
      <text:soft-page-break/>
      <text:p text:style-name="Normal"><draw:frame draw:style-name="a12" draw:name="Imagem 13" text:anchor-type="as-char" svg:x="0in" svg:y="0in" svg:width="5.90556in" svg:height="4.32222in" style:rel-width="scale" style:rel-height="scale"><draw:image xlink:href="media/image13.tmp" xlink:type="simple" xlink:show="embed" xlink:actuate="onLoad"/><svg:title/><svg:desc>Uma imagem com texto, captura de ecrã, Tipo de letra, documento

Descrição gerada automaticamente</svg:desc></draw:frame></text:p>
      <text:p text:style-name="Normal"><draw:frame draw:style-name="a13" draw:name="Imagem 14" text:anchor-type="as-char" svg:x="0in" svg:y="0in" svg:width="5.80289in" svg:height="5.27157in" style:rel-width="scale" style:rel-height="scale"><draw:image xlink:href="media/image14.tmp" xlink:type="simple" xlink:show="embed" xlink:actuate="onLoad"/><svg:title/><svg:desc>Uma imagem com texto, captura de ecrã, documento, Tipo de letra

Descrição gerada automaticamente</svg:desc></draw:frame></text:p>
      <text:soft-page-break/>
      <text:p text:style-name="Normal">Não estava a<text:s/>conseguir entrar com pcs da mesma rede nas switches<text:s/>porque não dei no shutdown às vlans</text:p>
      <text:p text:style-name="Normal"><draw:frame draw:style-name="a14" draw:name="Imagem 15" text:anchor-type="as-char" svg:x="0in" svg:y="0in" svg:width="5.46951in" svg:height="2.40659in" style:rel-width="scale" style:rel-height="scale"><draw:image xlink:href="media/image15.tmp" xlink:type="simple" xlink:show="embed" xlink:actuate="onLoad"/><svg:title/><svg:desc>Uma imagem com texto, captura de ecrã, Tipo de letra

Descrição gerada automaticamente</svg:desc></draw:frame></text:p>
      <text:p text:style-name="Normal"><draw:frame draw:style-name="a15" draw:name="Imagem 16" text:anchor-type="as-char" svg:x="0in" svg:y="0in" svg:width="5.81331in" svg:height="1.38561in" style:rel-width="scale" style:rel-height="scale"><draw:image xlink:href="media/image16.tmp" xlink:type="simple" xlink:show="embed" xlink:actuate="onLoad"/><svg:title/><svg:desc>Uma imagem com texto, captura de ecrã, Tipo de letra, file

Descrição gerada automaticamente</svg:desc></draw:frame></text:p>
      <text:p text:style-name="Normal"><draw:frame draw:style-name="a16" draw:name="Imagem 17" text:anchor-type="as-char" svg:x="0in" svg:y="0in" svg:width="5.54244in" svg:height="1.36477in" style:rel-width="scale" style:rel-height="scale"><draw:image xlink:href="media/image17.tmp" xlink:type="simple" xlink:show="embed" xlink:actuate="onLoad"/><svg:title/><svg:desc>Uma imagem com texto, captura de ecrã, Tipo de letra, file

Descrição gerada automaticamente</svg:desc></draw:frame></text:p>
      <text:p text:style-name="Normal"><draw:frame draw:style-name="a17" draw:name="Imagem 18" text:anchor-type="as-char" svg:x="0in" svg:y="0in" svg:width="1.80233in" svg:height="2.17739in" style:rel-width="scale" style:rel-height="scale"><draw:image xlink:href="media/image18.tmp" xlink:type="simple" xlink:show="embed" xlink:actuate="onLoad"/><svg:title/><svg:desc>Uma imagem com texto, captura de ecrã, software, multimédia

Descrição gerada automaticamente</svg:desc></draw:frame></text:p>
      <text:p text:style-name="Normal"/>
      <text:p text:style-name="Normal">Em vez de criar duas rotas para cada um posso fazer rota default para os dois routers estão ligados a só um (todo o tráfego tem de passar por ali independentemente do destino)</text:p>
      <text:soft-page-break/>
      <text:p text:style-name="Normal"><draw:frame draw:style-name="a18" draw:name="Imagem 19" text:anchor-type="as-char" svg:x="0in" svg:y="0in" svg:width="5.90556in" svg:height="0.85139in" style:rel-width="scale" style:rel-height="scale"><draw:image xlink:href="media/image19.tmp" xlink:type="simple" xlink:show="embed" xlink:actuate="onLoad"/><svg:title/><svg:desc>Uma imagem com texto, captura de ecrã, Tipo de letra, file

Descrição gerada automaticamente</svg:desc></draw:frame></text:p>
      <text:p text:style-name="Normal">O melhor é habituar a fazer sempre com IPs</text:p>
      <text:p text:style-name="Normal">Pois se a int que liga o r3 ao r2 tiver o mesmo nome que a int que liga o r1 a r2 configurando uma rota no r2 ele não saberá a qual ligar!!!!</text:p>
      <text:p text:style-name="Normal"><draw:frame draw:style-name="a19" draw:name="Imagem 20" text:anchor-type="as-char" svg:x="0in" svg:y="0in" svg:width="5.90556in" svg:height="0.4375in" style:rel-width="scale" style:rel-height="scale"><draw:image xlink:href="media/image20.tmp" xlink:type="simple" xlink:show="embed" xlink:actuate="onLoad"/><svg:title/><svg:desc/></draw:frame></text:p>
      <text:p text:style-name="Normal"><draw:frame draw:style-name="a20" draw:name="Imagem 21" text:anchor-type="as-char" svg:x="0in" svg:y="0in" svg:width="4.55272in" svg:height="0.39589in" style:rel-width="scale" style:rel-height="scale"><draw:image xlink:href="media/image21.tmp" xlink:type="simple" xlink:show="embed" xlink:actuate="onLoad"/><svg:title/><svg:desc/></draw:frame></text:p>
      <text:p text:style-name="Normal">Todo o tráfego que for para aquela rede tem de passar pela interface que tem aquele IP</text:p>
      <text:p text:style-name="Normal"><draw:frame draw:style-name="a21" draw:name="Imagem 23" text:anchor-type="as-char" svg:x="0in" svg:y="0in" svg:width="2.16697in" svg:height="0.72927in" style:rel-width="scale" style:rel-height="scale"><draw:image xlink:href="media/image22.tmp" xlink:type="simple" xlink:show="embed" xlink:actuate="onLoad"/><svg:title/><svg:desc>Uma imagem com texto, captura de ecrã, Tipo de letra

Descrição gerada automaticamente</svg:desc></draw:frame></text:p>
      <text:p text:style-name="Normal"><draw:frame draw:style-name="a22" draw:name="Imagem 24" text:anchor-type="as-char" svg:x="0in" svg:y="0in" svg:width="5.90556in" svg:height="1.94792in" style:rel-width="scale" style:rel-height="scale"><draw:image xlink:href="media/image23.tmp" xlink:type="simple" xlink:show="embed" xlink:actuate="onLoad"/><svg:title/><svg:desc>Uma imagem com texto, captura de ecrã, software, ecrã

Descrição gerada automaticamente</svg:desc></draw:frame></text:p>
      <text:p text:style-name="Normal">Estava sem IP porque coloquei o do router</text:p>
      <text:p text:style-name="Normal">Era o 10 (e não 1)</text:p>
      <text:soft-page-break/>
      <text:p text:style-name="Normal"><draw:frame draw:style-name="a23" draw:name="Imagem 25" text:anchor-type="as-char" svg:x="0in" svg:y="0in" svg:width="3.81303in" svg:height="3.02126in" style:rel-width="scale" style:rel-height="scale"><draw:image xlink:href="media/image24.tmp" xlink:type="simple" xlink:show="embed" xlink:actuate="onLoad"/><svg:title/><svg:desc>Uma imagem com texto, captura de ecrã, software, ecrã

Descrição gerada automaticamente</svg:desc></draw:frame></text:p>
      <text:p text:style-name="Normal"><draw:frame draw:style-name="a24" draw:name="Imagem 26" text:anchor-type="as-char" svg:x="0in" svg:y="0in" svg:width="2.07321in" svg:height="0.56258in" style:rel-width="scale" style:rel-height="scale"><draw:image xlink:href="media/image25.tmp" xlink:type="simple" xlink:show="embed" xlink:actuate="onLoad"/><svg:title/><svg:desc>Uma imagem com texto, captura de ecrã, Tipo de letra, file

Descrição gerada automaticamente</svg:desc></draw:frame></text:p>
      <text:p text:style-name="Normal"><draw:frame draw:style-name="a25" draw:name="Imagem 27" text:anchor-type="as-char" svg:x="0in" svg:y="0in" svg:width="1.95861in" svg:height="0.51049in" style:rel-width="scale" style:rel-height="scale"><draw:image xlink:href="media/image26.tmp" xlink:type="simple" xlink:show="embed" xlink:actuate="onLoad"/><svg:title/><svg:desc/></draw:frame></text:p>
      <text:p text:style-name="Normal"><draw:frame draw:style-name="a26" draw:name="Imagem 28" text:anchor-type="as-char" svg:x="0in" svg:y="0in" svg:width="3.97972in" svg:height="1.77108in" style:rel-width="scale" style:rel-height="scale"><draw:image xlink:href="media/image27.tmp" xlink:type="simple" xlink:show="embed" xlink:actuate="onLoad"/><svg:title/><svg:desc>Uma imagem com texto, captura de ecrã, Tipo de letra, algebra

Descrição gerada automaticamente</svg:desc></draw:frame></text:p>
      <text:p text:style-name="Normal"><draw:frame draw:style-name="a27" draw:name="Imagem 29" text:anchor-type="as-char" svg:x="0in" svg:y="0in" svg:width="4.56314in" svg:height="2.11488in" style:rel-width="scale" style:rel-height="scale"><draw:image xlink:href="media/image28.tmp" xlink:type="simple" xlink:show="embed" xlink:actuate="onLoad"/><svg:title/><svg:desc>Uma imagem com texto, captura de ecrã, Tipo de letra, algebra

Descrição gerada automaticamente</svg:desc></draw:frame></text:p>
      <text:p text:style-name="Normal"><draw:frame draw:style-name="a28" draw:name="Imagem 30" text:anchor-type="as-char" svg:x="0in" svg:y="0in" svg:width="2.31282in" svg:height="0.54174in" style:rel-width="scale" style:rel-height="scale"><draw:image xlink:href="media/image29.tmp" xlink:type="simple" xlink:show="embed" xlink:actuate="onLoad"/><svg:title/><svg:desc>Uma imagem com texto, Tipo de letra, captura de ecrã, recibo

Descrição gerada automaticamente</svg:desc></draw:frame></text:p>
      <text:soft-page-break/>
      <text:p text:style-name="Normal"><draw:frame draw:style-name="a29" draw:name="Imagem 31" text:anchor-type="as-char" svg:x="0in" svg:y="0in" svg:width="2.00028in" svg:height="0.48965in" style:rel-width="scale" style:rel-height="scale"><draw:image xlink:href="media/image30.tmp" xlink:type="simple" xlink:show="embed" xlink:actuate="onLoad"/><svg:title/><svg:desc/></draw:frame></text:p>
      <text:p text:style-name="Normal"><draw:frame draw:style-name="a30" draw:name="Imagem 32" text:anchor-type="as-char" svg:x="0in" svg:y="0in" svg:width="2.3024in" svg:height="0.52091in" style:rel-width="scale" style:rel-height="scale"><draw:image xlink:href="media/image31.tmp" xlink:type="simple" xlink:show="embed" xlink:actuate="onLoad"/><svg:title/><svg:desc>Uma imagem com texto, Tipo de letra, captura de ecrã, branco

Descrição gerad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CSA0523</meta:initial-creator>
    <dc:creator>NCSA0523</dc:creator>
    <meta:creation-date>2023-09-12T15:40:00Z</meta:creation-date>
    <dc:date>2023-09-14T09:29:00Z</dc:date>
    <meta:template xlink:href="Normal.dotm" xlink:type="simple"/>
    <meta:editing-cycles>61</meta:editing-cycles>
    <meta:editing-duration>PT4500S</meta:editing-duration>
    <meta:document-statistic meta:page-count="11" meta:paragraph-count="1" meta:word-count="110" meta:character-count="707" meta:row-count="4" meta:non-whitespace-character-count="598"/>
  </office:meta>
</office:document-meta>
</file>